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Droid Sans Mono" svg:font-family="'Droid Sans Mono'" style:font-family-generic="modern" style:font-pitch="fixed"/>
    <style:font-face style:name="FreeSerif" svg:font-family="FreeSerif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6.191cm" table:align="left"/>
    </style:style>
    <style:style style:name="Tabla1.A" style:family="table-column">
      <style:table-column-properties style:column-width="6.191cm"/>
    </style:style>
    <style:style style:name="Tabla1.1" style:family="table-row">
      <style:table-row-properties style:min-row-height="1.984cm"/>
    </style:style>
    <style:style style:name="Tabla1.A1" style:family="table-cell">
      <style:table-cell-properties fo:padding="0.097cm" fo:border="0.05pt solid #000000"/>
    </style:style>
    <style:style style:name="Tabla1.2" style:family="table-row">
      <style:table-row-properties style:min-row-height="2.23cm"/>
    </style:style>
    <style:style style:name="Tab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3" style:family="table-row">
      <style:table-row-properties style:min-row-height="2.281cm"/>
    </style:style>
    <style:style style:name="Tabla1.4" style:family="table-row">
      <style:table-row-properties style:min-row-height="2.861cm"/>
    </style:style>
    <style:style style:name="Tabla2" style:family="table">
      <style:table-properties style:width="6.191cm" table:align="left"/>
    </style:style>
    <style:style style:name="Tabla2.A" style:family="table-column">
      <style:table-column-properties style:column-width="6.191cm"/>
    </style:style>
    <style:style style:name="Tabla2.1" style:family="table-row">
      <style:table-row-properties style:min-row-height="1.984cm"/>
    </style:style>
    <style:style style:name="Tabla2.A1" style:family="table-cell">
      <style:table-cell-properties fo:padding="0.097cm" fo:border="0.05pt solid #000000"/>
    </style:style>
    <style:style style:name="Tabla2.2" style:family="table-row">
      <style:table-row-properties style:min-row-height="2.23cm"/>
    </style:style>
    <style:style style:name="Tabla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3" style:family="table-row">
      <style:table-row-properties style:min-row-height="2.281cm"/>
    </style:style>
    <style:style style:name="Tabla2.4" style:family="table-row">
      <style:table-row-properties style:min-row-height="2.861cm"/>
    </style:style>
    <style:style style:name="Tabla5" style:family="table">
      <style:table-properties style:width="4.63cm" fo:margin-left="5.165cm" table:align="left" style:writing-mode="lr-tb"/>
    </style:style>
    <style:style style:name="Tabla5.A" style:family="table-column">
      <style:table-column-properties style:column-width="3.683cm"/>
    </style:style>
    <style:style style:name="Tabla5.B" style:family="table-column">
      <style:table-column-properties style:column-width="0.947cm"/>
    </style:style>
    <style:style style:name="Tabla5.1" style:family="table-row">
      <style:table-row-properties style:min-row-height="2.254cm" fo:keep-together="auto"/>
    </style:style>
    <style:style style:name="Tabla5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5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Text_20_body">
      <style:text-properties style:font-name="Open Sans" fo:font-size="9pt" style:font-size-asian="9pt" style:font-size-complex="9pt"/>
    </style:style>
    <style:style style:name="P2" style:family="paragraph" style:parent-style-name="Table_20_Contents">
      <style:text-properties style:font-name="Open Sans" fo:font-size="9pt" style:font-size-asian="9pt" style:font-size-complex="9pt"/>
    </style:style>
    <style:style style:name="P3" style:family="paragraph" style:parent-style-name="Standard">
      <style:text-properties style:font-name="Open Sans" fo:font-size="9pt" style:font-size-asian="9pt" style:font-size-complex="9pt"/>
    </style:style>
    <style:style style:name="P4" style:family="paragraph" style:parent-style-name="Standard">
      <style:paragraph-properties fo:text-align="center" style:justify-single-word="false"/>
      <style:text-properties style:font-name="Open Sans" fo:font-size="9pt" style:font-size-asian="9pt" style:font-size-complex="9pt"/>
    </style:style>
    <style:style style:name="P5" style:family="paragraph" style:parent-style-name="Standard">
      <style:paragraph-properties style:snap-to-layout-grid="false"/>
      <style:text-properties style:font-name="Open Sans" fo:font-size="9pt" style:font-size-asian="9pt" style:font-size-complex="9pt"/>
    </style:style>
    <style:style style:name="P6" style:family="paragraph" style:parent-style-name="Text_20_body">
      <style:text-properties style:font-name="Open Sans" fo:font-size="9pt" style:text-underline-style="solid" style:text-underline-width="auto" style:text-underline-color="font-color" style:font-size-asian="9pt" style:font-size-complex="9pt"/>
    </style:style>
    <style:style style:name="P7" style:family="paragraph" style:parent-style-name="Text_20_body">
      <style:text-properties style:font-name="Open Sans" fo:font-size="9pt" style:text-underline-style="none" style:font-size-asian="9pt" style:font-size-complex="9pt"/>
    </style:style>
    <style:style style:name="P8" style:family="paragraph" style:parent-style-name="Text_20_body">
      <style:text-properties style:font-name="Open Sans" fo:font-size="9pt" style:text-underline-style="none" fo:font-weight="bold" style:font-size-asian="9pt" style:font-weight-asian="bold" style:font-size-complex="9pt" style:font-weight-complex="bold"/>
    </style:style>
    <style:style style:name="P9" style:family="paragraph" style:parent-style-name="Text_20_body">
      <style:text-properties style:font-name="Open Sans" fo:font-size="9pt" fo:font-style="italic" style:text-underline-style="none" style:font-size-asian="9pt" style:font-style-asian="italic" style:font-size-complex="9pt" style:font-style-complex="italic"/>
    </style:style>
    <style:style style:name="P10" style:family="paragraph" style:parent-style-name="Text_20_body">
      <style:text-properties style:font-name="Open Sans" fo:font-size="11pt" style:text-underline-style="none" style:font-size-asian="11pt" style:font-size-complex="11pt"/>
    </style:style>
    <style:style style:name="P11" style:family="paragraph" style:parent-style-name="Heading_20_1">
      <style:text-properties style:font-name="Open Sans" fo:font-size="11pt" fo:font-weight="normal" style:font-size-asian="11pt" style:font-weight-asian="normal" style:font-size-complex="11pt" style:font-weight-complex="normal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lase #11</text:p>
      <text:p text:style-name="P1"><text:s/>Martes 22 de Octubre de 2013</text:p>
      <text:p text:style-name="P1"><text:s/>Asignación dinámica de memoria. Listas enlazadas simples.</text:p>
      <text:p text:style-name="P6"><text:s/>Asignación dinámica de memoria:</text:p>
      <text:p text:style-name="P7">Mapa de Memoria:</text:p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2">Area del monton [ monticulo/heap][ variables dinamicas ]</text:p>
          </table:table-cell>
        </table:table-row>
        <table:table-row table:style-name="Tabla1.2">
          <table:table-cell table:style-name="Tabla1.A2" office:value-type="string">
            <text:p text:style-name="P2">Area de la pila [ variables locales, parámetros, direcciones de retorno]</text:p>
          </table:table-cell>
        </table:table-row>
        <table:table-row table:style-name="Tabla1.3">
          <table:table-cell table:style-name="Tabla1.A2" office:value-type="string">
            <text:p text:style-name="P2">Area de <text:s/>datos globales [variables globales]</text:p>
          </table:table-cell>
        </table:table-row>
        <table:table-row table:style-name="Tabla1.4">
          <table:table-cell table:style-name="Tabla1.A2" office:value-type="string">
            <text:p text:style-name="P2">Area de código [programa compilado y constantes ]</text:p>
          </table:table-cell>
        </table:table-row>
      </table:table>
      <text:p text:style-name="P7"/>
      <text:p text:style-name="P7">#Bosquejo de programa</text:p>
      <text:p text:style-name="P7">int main(){</text:p>
      <text:p text:style-name="P7"><text:tab/>…........;</text:p>
      <text:p text:style-name="P7"><text:tab/>…........;</text:p>
      <text:p text:style-name="P7"><text:tab/>funcion1(...);<text:tab/>//se almacena en la pila la direccion de memoria (direccion de retorno ) donde quedo el programa quedo antes de llamar a la funcion1</text:p>
      <text:p text:style-name="P7"><text:tab/>…........;</text:p>
      <text:p text:style-name="P7"><text:tab/>return 0;</text:p>
      <text:p text:style-name="P7">}</text:p>
      <text:p text:style-name="P7">void funcion1(...){</text:p>
      <text:p text:style-name="P7"><text:tab/>…........;</text:p>
      <text:p text:style-name="P7"><text:tab/>funcion2(...);<text:tab/>//se almacena en la pila la direccion de memoria (direccion de retorno ) donde quedo el programa quedo antes de llamar a la funcion2</text:p>
      <text:p text:style-name="P7"><text:tab/>…........;</text:p>
      <text:p text:style-name="P7">}</text:p>
      <text:p text:style-name="P7">void funcion2(...){</text:p>
      <text:p text:style-name="P7"><text:tab/>…........;</text:p>
      <text:p text:style-name="P7"><text:tab/>…........;</text:p>
      <text:p text:style-name="P7">}</text:p>
      <text:p text:style-name="P7"/>
      <table:table table:name="Tabla2" table:style-name="Tabla2">
        <table:table-column table:style-name="Tabla2.A"/>
        <text:soft-page-break/>
        <table:table-row table:style-name="Tabla2.1">
          <table:table-cell table:style-name="Tabla2.A1" office:value-type="string">
            <text:p text:style-name="P2">Variable dinámica (sin nombre ya que no pueden ser definidas con un nombre)</text:p>
          </table:table-cell>
        </table:table-row>
        <table:table-row table:style-name="Tabla2.2">
          <table:table-cell table:style-name="Tabla2.A2" office:value-type="string">
            <text:p text:style-name="P2">*puntero [seccion de la pila]</text:p>
          </table:table-cell>
        </table:table-row>
        <table:table-row table:style-name="Tabla2.3">
          <table:table-cell table:style-name="Tabla2.A2" office:value-type="string">
            <text:p text:style-name="P2"/>
          </table:table-cell>
        </table:table-row>
        <table:table-row table:style-name="Tabla2.4">
          <table:table-cell table:style-name="Tabla2.A2" office:value-type="string">
            <text:p text:style-name="P2"/>
          </table:table-cell>
        </table:table-row>
      </table:table>
      <text:p text:style-name="Standard"/>
      <text:p text:style-name="P9">Ver programa (00_primer_programa_variable_dinamica.c)</text:p>
      <text:p text:style-name="P9">Ver programa (01_asignacion_dinamica_cadena_caracteres.c)</text:p>
      <text:p text:style-name="P9">Ver programa (02_asignacion_dinamica_vector_enteros.c)</text:p>
      <text:p text:style-name="P7"/>
      <text:p text:style-name="P10">Errores comunes en el manejo de asignación dinámica de memoria:</text:p>
      <text:p text:style-name="P7">ptr = malloc(sizeof(int));</text:p>
      <text:p text:style-name="P7">ptr = malloc(sizeof(int));</text:p>
      <text:p text:style-name="P7"/>
      <text:p text:style-name="P7">Memory leaks, asigna 2 bloques de memoria distintos al mismo puntero, perdiendo definitivamente la dirección del primer bloque, lo cual lleva a no poder recuperar dicha dirección y lo que es peor a no poder cerrar ese bloque reservado de memoria.</text:p>
      <text:p text:style-name="P7"/>
      <text:p text:style-name="P7">P = Q ;</text:p>
      <text:p text:style-name="P8">Esta mal, por que asigna la memoria de puntero Q a puntero P, se pierde la dirección del puntero P, error grave.</text:p>
      <text:p text:style-name="P7"/>
      <text:p text:style-name="P7">*P = *Q ;</text:p>
      <text:p text:style-name="P7"><text:s/><text:span text:style-name="T1">Esta bien, modifico el valor almacenado en puntero P, reemplazado por el valor almacenado en puntero Q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h text:style-name="P11" text:outline-level="1"><text:soft-page-break/>Listas enlazadas simples</text:h>
      <text:p text:style-name="P4">VALOR <text:s text:c="19"/>SIG </text:p>
      <table:table table:name="Tabla5" table:style-name="Tabla5">
        <table:table-column table:style-name="Tabla5.A"/>
        <table:table-column table:style-name="Tabla5.B"/>
        <table:table-row table:style-name="Tabla5.1">
          <table:table-cell table:style-name="Tabla5.A1" office:value-type="string">
            <text:p text:style-name="P5"/>
          </table:table-cell>
          <table:table-cell table:style-name="Tabla5.B1" office:value-type="string">
            <text:p text:style-name="P5"/>
          </table:table-cell>
        </table:table-row>
      </table:table>
      <text:p text:style-name="P3"/>
      <text:p text:style-name="P3">Definición formal: Una lista enlazada es un conjunto de elementos llamados nodos, todos del mismo tipo, unidos entre sí a través de punteros. </text:p>
      <text:p text:style-name="P3"/>
      <text:p text:style-name="P3">SIG será un puntero que va a apuntar hacia otra estructura igual a la que tenemos acá, y así, seguirá hasta el último de la lista, donde su SIG tendrá un NULL.</text:p>
      <text:p text:style-name="P3">Cada elemento será llamado nodo. Tendremos un puntero inicial, que se llamará CABEZA, el cual apunta a la lista. Siempre entraremos por él ya que al estar en el área del montón, no tiene nombre. Tenemos acceso secuencial.</text:p>
      <text:p text:style-name="P3"/>
      <text:p text:style-name="P3">Para acceder a la lista, utilizaremos un <text:span text:style-name="T1">Puntero a la CABEZA</text:span> del nodo, y accederemos a los demás nodos, de manera secuencial </text:p>
      <text:p text:style-name="P3"/>
      <text:p text:style-name="P3">A partir de ahora el orden físico y el orden lógico no son iguales. </text:p>
      <text:p text:style-name="P3"/>
      <text:p text:style-name="P9">Ver programa (03_primer_programa_con_lista_simple.c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Droid Sans Mono" svg:font-family="'Droid Sans Mono'" style:font-family-generic="modern" style:font-pitch="fixed"/>
    <style:font-face style:name="FreeSerif" svg:font-family="FreeSerif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roid Sans Mono" fo:font-size="10pt" style:font-name-asian="Droid Sans Fallback1" style:font-size-asian="10pt" style:font-name-complex="FreeSerif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10-22T20:22:40</dc:date>
    <meta:generator>LibreOffice/3.5$Linux_x86 LibreOffice_project/350m1$Build-2</meta:generator>
    <meta:editing-duration>PT2H49M28S</meta:editing-duration>
    <meta:editing-cycles>20</meta:editing-cycles>
    <meta:document-statistic meta:table-count="3" meta:image-count="0" meta:object-count="0" meta:page-count="3" meta:paragraph-count="47" meta:word-count="394" meta:character-count="2502" meta:non-whitespace-character-count="2116"/>
  </office:meta>
</office:document-meta>
</file>